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671" officeooo:paragraph-rsid="0017e6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co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12:11:26.857307813</meta:creation-date>
    <dc:date>2021-10-23T12:11:43.087579126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4.7.2$Linux_X86_64 LibreOffice_project/40$Build-2</meta:generator>
  </office:meta>
</office:document-meta>
</file>